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font-size-asian="10.5pt" style:font-style-asian="normal" style:font-size-complex="12pt" style:font-style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eller's Guide to Korssent</text:p>
      <text:p text:style-name="P1"/>
      <text:p text:style-name="P2"><text:tab/><text:span text:style-name="T2">Below is a short description of each country, in the following format:</text:span></text:p>
      <text:p text:style-name="P2"><text:span text:style-name="T1">Visit</text:span><text:span text:style-name="T2">: Three populated areas in the country and a sentence about each.</text:span></text:p>
      <text:p text:style-name="P2"><text:span text:style-name="T1">Population: </text:span><text:span text:style-name="T2">A list of traits &amp; stereotypes often applied to people from this country, good and bad.</text:span></text:p>
      <text:p text:style-name="P2"><text:span text:style-name="T1">Foreign Policy: </text:span><text:span text:style-name="T2">List of basic state of relations with other countries.</text:span></text:p>
      <text:p text:style-name="P2"><text:span text:style-name="T1">Products</text:span><text:span text:style-name="T2">: Major products made in the country.</text:span></text:p>
      <text:p text:style-name="P2"><text:span text:style-name="T1">Common Jobs: </text:span><text:span text:style-name="T2">List of common occupations for most of the citizens of the country.</text:span></text:p>
      <text:p text:style-name="P2"><text:span text:style-name="T1">Magic</text:span><text:span text:style-name="T2">: The minor magical ability associated with the country.</text:span></text:p>
      <text:p text:style-name="P2"><text:span text:style-name="T2"/></text:p>
      <text:p text:style-name="P6"><text:span text:style-name="T6">Dufraine</text:span></text:p>
      <text:p text:style-name="P7"><text:span text:style-name="T6"><text:tab/>Dufraine is a region in the center of the Eastern Continent's history, extending to its western ocean. Once a great empire, Dufraine collapsed two years ago and now describes a collection of independent cities trying to make a nation out of the wreckage.</text:span></text:p>
      <text:p text:style-name="P7"><text:span text:style-name="T6"/></text:p>
      <text:p text:style-name="P2"><text:span text:style-name="T1">Visit</text:span><text:span text:style-name="T2">: </text:span><text:span text:style-name="T3">Chauz</text:span><text:span text:style-name="T4"> is the capital of what is optimistically called “New Dufraine”. It is an ocean port on the western coast, <text:s/>is home to the largest University left in the country, and has a large criminal population.</text:span></text:p>
      <text:p text:style-name="P2"><text:span text:style-name="T4"/></text:p>
      <text:p text:style-name="P5"><text:span text:style-name="T1">Alsace</text:span><text:span text:style-name="T5">, located in the northern junction of one branch of the Yonne river, is a small farming community that happens to serve as a river port and a major source of smuggling to and from Midgart and Scyllia. Recent discoveries have uncovered a connection to The Abyss in the town.</text:span></text:p>
      <text:p text:style-name="P5"><text:span text:style-name="T5"/></text:p>
      <text:p text:style-name="P5"><text:span text:style-name="T1">Lille</text:span><text:span text:style-name="T5"> is a bustling mining town located in the northern part of Dufraine. Much of the country's silver is mined in </text:span><text:span text:style-name="T1">Lille, </text:span><text:span text:style-name="T5">making it an invaluable asset to any nation hoping to finance its own creation. </text:span><text:span text:style-name="T1">Lille</text:span><text:span text:style-name="T5"> is, as a result of its financial ties, overrun with criminals and highly wealthy merchants intent on holding on to their property.</text:span></text:p>
      <text:p text:style-name="P2"><text:span text:style-name="T4"/></text:p>
      <text:p text:style-name="P2"><text:span text:style-name="T1">Population: </text:span><text:span text:style-name="T2">The Dufrancs are known to be headstrong and stubborn, eager to impress their will upon the world, and silver-tongued manipulators of man. Many of the world's most powerful merchants are Dufrancs, and some argue it's practically in their blood at this point. </text:span></text:p>
      <text:p text:style-name="P2"><text:span text:style-name="T1">Foreign Policy: </text:span><text:span text:style-name="T2">Tense relations with Scyllia, Former allies with Fresia, Midgart</text:span></text:p>
      <text:p text:style-name="P2"><text:span text:style-name="T1">Products</text:span><text:span text:style-name="T2">: Food products, silver, automatons, firearms</text:span></text:p>
      <text:p text:style-name="P2"><text:span text:style-name="T1">Common Jobs: </text:span><text:span text:style-name="T2">Farmer, merchant, miner, mechanic, gunsmith</text:span></text:p>
      <text:p text:style-name="P4"><text:span text:style-name="T1">Magic</text:span><text:span text:style-name="T2">: Dufraine lacks a magic to call its own, but the sheer number of visitors in the country allow those born in this country an opportunity to pick up a minor magical ability from anywhere else.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21:06:44</meta:creation-date>
    <dc:date>2013-05-05T11:37:21</dc:date>
    <meta:editing-duration>PT1H43M2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8" meta:word-count="379" meta:character-count="2272" meta:non-whitespace-character-count="1907"/>
  </office:meta>
</office:document-meta>
</file>